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C0000002C90942740.png" manifest:media-type="image/png"/>
  <manifest:file-entry manifest:full-path="Pictures/1000D8560000043D0000043DBDD59FA7121F811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08cm" fo:min-width="2.463cm" fo:padding-top="0.151cm" fo:padding-bottom="0.151cm" fo:padding-left="0.276cm" fo:padding-right="0.276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2.116cm" fo:min-width="4.866cm" fo:padding-top="0.142cm" fo:padding-bottom="0.142cm" fo:padding-left="0.267cm" fo:padding-right="0.26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122cm" fo:min-width="7.172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solid" draw:fill-color="#729fcf" draw:textarea-horizontal-align="justify" draw:textarea-vertical-align="top" draw:auto-grow-height="false" fo:min-height="1.416cm" fo:min-width="4.266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35cm" svg:stroke-color="#729fc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aecf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solid" draw:fill-color="#aecf00" draw:textarea-horizontal-align="justify" draw:textarea-vertical-align="top" draw:auto-grow-height="false" fo:min-height="1.416cm" fo:min-width="4.2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justify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63cm" svg:height="2.842cm" svg:x="1.737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1cm" svg:x="2.1cm" svg:y="2.8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frame draw:style-name="gr2" draw:text-style-name="P1" draw:layer="layout" svg:width="0.81cm" svg:height="0.811cm" svg:x="3.4cm" svg:y="2.8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custom-shape draw:style-name="gr3" draw:text-style-name="P3" draw:layer="layout" svg:width="5.4cm" svg:height="2.4cm" svg:x="7.3cm" svg:y="1.8cm">
          <text:p text:style-name="P2"><text:span text:style-name="T1">Id: 1234</text:span></text:p>
          <text:p text:style-name="P2"><text:span text:style-name="T1">Name: Peter Müller</text:span></text:p>
          <text:p text:style-name="P2"><text:span text:style-name="T1">Adresse: Dorfstraße 1</text:span></text:p>
          <text:p text:style-name="P2"><text:span text:style-name="T1">Geb.: 19.05.198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cm" svg:height="2.4cm" svg:x="7.3cm" svg:y="6.5cm">
          <text:p text:style-name="P2"><text:span text:style-name="T1">Id: 1234</text:span></text:p>
          <text:p text:style-name="P2"><text:span text:style-name="T1">Name: {pet, ete, ter, mül, …}</text:span></text:p>
          <text:p text:style-name="P2"><text:span text:style-name="T1">Adresse: {dor, orf, rfs, fst, …}</text:span></text:p>
          <text:p text:style-name="P2"><text:span text:style-name="T1">Geb.: {18, 19, 20, 4, 5, 6, ...}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81cm" svg:height="0.811cm" svg:x="4.6cm" svg:y="2.8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custom-shape draw:style-name="gr5" draw:text-style-name="P4" draw:layer="layout" svg:width="4.8cm" svg:height="1.7cm" svg:x="7.3cm" svg:y="4.5cm">
          <text:p text:style-name="P2"><text:span text:style-name="T2">Normalisierung mit</text:span></text:p>
          <text:list text:style-name="L1">
            <text:list-item>
              <text:p text:style-name="P2"><text:span text:style-name="T2">Trigrammen</text:span></text:p>
            </text:list-item>
            <text:list-item>
              <text:p text:style-name="P2"><text:span text:style-name="T2">Datumsunschärfe 1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63cm" svg:height="2.842cm" svg:x="1.724cm" svg:y="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1cm" svg:x="2.087cm" svg:y="2.801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frame draw:style-name="gr2" draw:text-style-name="P1" draw:layer="layout" svg:width="0.81cm" svg:height="0.811cm" svg:x="3.387cm" svg:y="2.801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frame draw:style-name="gr2" draw:text-style-name="P1" draw:layer="layout" svg:width="0.81cm" svg:height="0.811cm" svg:x="4.587cm" svg:y="2.801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line draw:style-name="gr6" draw:text-style-name="P1" draw:layer="layout" svg:x1="5.387cm" svg:y1="3.101cm" svg:x2="7.3cm" svg:y2="3.1cm">
          <text:p/>
        </draw:line>
        <draw:custom-shape draw:style-name="gr1" draw:text-style-name="P1" draw:layer="layout" svg:width="4.263cm" svg:height="2.842cm" svg:x="1.713cm" svg:y="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1cm" svg:x="2.076cm" svg:y="7.457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frame draw:style-name="gr2" draw:text-style-name="P1" draw:layer="layout" svg:width="0.81cm" svg:height="0.811cm" svg:x="3.376cm" svg:y="7.457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frame draw:style-name="gr2" draw:text-style-name="P1" draw:layer="layout" svg:width="0.81cm" svg:height="0.811cm" svg:x="4.576cm" svg:y="7.457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custom-shape draw:style-name="gr1" draw:text-style-name="P1" draw:layer="layout" svg:width="4.263cm" svg:height="2.842cm" svg:x="1.7cm" svg:y="6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1cm" svg:x="2.063cm" svg:y="7.458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frame draw:style-name="gr2" draw:text-style-name="P1" draw:layer="layout" svg:width="0.81cm" svg:height="0.811cm" svg:x="3.363cm" svg:y="7.458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frame draw:style-name="gr2" draw:text-style-name="P1" draw:layer="layout" svg:width="0.81cm" svg:height="0.811cm" svg:x="4.563cm" svg:y="7.458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line draw:style-name="gr6" draw:text-style-name="P1" draw:layer="layout" svg:x1="5.363cm" svg:y1="7.758cm" svg:x2="7.3cm" svg:y2="7.8cm">
          <text:p/>
        </draw:line>
        <draw:line draw:style-name="gr7" draw:text-style-name="P1" draw:layer="layout" svg:x1="2.5cm" svg:y1="3.7cm" svg:x2="2.5cm" svg:y2="7.4cm">
          <text:p/>
        </draw:line>
        <draw:line draw:style-name="gr7" draw:text-style-name="P1" draw:layer="layout" svg:x1="3.8cm" svg:y1="3.7cm" svg:x2="3.8cm" svg:y2="7.4cm">
          <text:p/>
        </draw:line>
        <draw:line draw:style-name="gr8" draw:text-style-name="P1" draw:layer="layout" svg:x1="5cm" svg:y1="8.3cm" svg:x2="5cm" svg:y2="12cm">
          <text:p/>
        </draw:line>
        <draw:custom-shape draw:style-name="gr1" draw:text-style-name="P1" draw:layer="layout" svg:width="4.263cm" svg:height="2.842cm" svg:x="1.713cm" svg:y="10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1cm" svg:x="2.076cm" svg:y="12.057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frame draw:style-name="gr2" draw:text-style-name="P1" draw:layer="layout" svg:width="0.81cm" svg:height="0.811cm" svg:x="3.376cm" svg:y="12.057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frame draw:style-name="gr2" draw:text-style-name="P1" draw:layer="layout" svg:width="0.81cm" svg:height="0.811cm" svg:x="4.576cm" svg:y="12.057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custom-shape draw:style-name="gr1" draw:text-style-name="P1" draw:layer="layout" svg:width="4.263cm" svg:height="2.842cm" svg:x="1.7cm" svg:y="10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1cm" svg:x="2.063cm" svg:y="12.058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frame draw:style-name="gr2" draw:text-style-name="P1" draw:layer="layout" svg:width="0.81cm" svg:height="0.811cm" svg:x="3.363cm" svg:y="12.058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frame draw:style-name="gr2" draw:text-style-name="P1" draw:layer="layout" svg:width="0.81cm" svg:height="0.811cm" svg:x="4.563cm" svg:y="12.058cm">
          <draw:image xlink:href="Pictures/1000D8560000043D0000043DBDD59FA7121F8113.svg" xlink:type="simple" xlink:show="embed" xlink:actuate="onLoad">
            <text:p/>
          </draw:image>
          <draw:image xlink:href="Pictures/100002010000002C0000002C90942740.png" xlink:type="simple" xlink:show="embed" xlink:actuate="onLoad"/>
        </draw:frame>
        <draw:line draw:style-name="gr7" draw:text-style-name="P1" draw:layer="layout" svg:x1="5cm" svg:y1="3.691cm" svg:x2="5cm" svg:y2="7.391cm">
          <text:p/>
        </draw:line>
        <draw:line draw:style-name="gr8" draw:text-style-name="P1" draw:layer="layout" svg:x1="3.8cm" svg:y1="8.4cm" svg:x2="3.8cm" svg:y2="12.1cm">
          <text:p/>
        </draw:line>
        <draw:line draw:style-name="gr8" draw:text-style-name="P1" draw:layer="layout" svg:x1="2.5cm" svg:y1="8.4cm" svg:x2="2.5cm" svg:y2="12.1cm">
          <text:p/>
        </draw:line>
        <draw:custom-shape draw:style-name="gr9" draw:text-style-name="P4" draw:layer="layout" svg:width="4.8cm" svg:height="1.7cm" svg:x="7.3cm" svg:y="9.2cm">
          <text:p text:style-name="P2"><text:span text:style-name="T2">Nutzerdefinierte</text:span><text:span text:style-name="T2"><text:line-break/></text:span><text:span text:style-name="T2">Transformation 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cm" svg:height="2.8cm" svg:x="7.3cm" svg:y="11.1cm">
          <text:p text:style-name="P2"><text:span text:style-name="T1">Id: 1234</text:span></text:p>
          <text:p text:style-name="P5"><text:span text:style-name="T1">Name: </text:span><text:span text:style-name="T3">t(</text:span><text:span text:style-name="T1">{pet, ete, ter, mül, …}</text:span><text:span text:style-name="T3">)</text:span></text:p>
          <text:p text:style-name="P2"><text:span text:style-name="T1">Adresse: </text:span><text:span text:style-name="T3">t(</text:span><text:span text:style-name="T1">{dor, orf, rfs, fst, …}</text:span><text:span text:style-name="T3">)</text:span></text:p>
          <text:p text:style-name="P2"><text:span text:style-name="T1">Geb.: </text:span><text:span text:style-name="T3">t(</text:span><text:span text:style-name="T1">{18, 19, 20, 4, 5, 6, ...}</text:span><text:span text:style-name="T3">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3cm" svg:y1="12.4cm" svg:x2="7.237cm" svg:y2="12.4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12:40:07.278433825</meta:creation-date>
    <dc:date>2017-07-30T19:25:06.750031941</dc:date>
    <meta:editing-duration>PT43M31S</meta:editing-duration>
    <meta:editing-cycles>11</meta:editing-cycles>
    <meta:generator>LibreOffice/4.2.8.2$Linux_X86_64 LibreOffice_project/420m0$Build-2</meta:generator>
    <meta:document-statistic meta:object-count="38"/>
  </office:meta>
</office:document-meta>
</file>